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mily-generic="roman" style:font-pitch="variable"/>
    <style:font-face style:name="Noto Sans3" svg:font-family="'Noto Sans'" style:font-family-generic="roman" style:font-pitch="variable"/>
    <style:font-face style:name="Noto Sans" svg:font-family="'Noto Sans'" style:font-adornments="Normal" style:font-family-generic="roman" style:font-pitch="variable"/>
    <style:font-face style:name="FreeSans" svg:font-family="FreeSans" style:font-family-generic="swiss" style:font-pitch="variable"/>
    <style:font-face style:name="Noto Sans2" svg:font-family="'Noto Sans'" style:font-family-generic="swiss" style:font-pitch="variable"/>
    <style:font-face style:name="Noto Sans1"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fo:min-height="4.615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notes">
      <style:graphic-properties draw:fill-color="#ffffff" fo:min-height="13.364cm"/>
      <style:paragraph-properties style:writing-mode="lr-tb"/>
    </style:style>
    <style:style style:name="pr8" style:family="presentation" style:parent-style-name="Impress1-title">
      <style:graphic-properties fo:min-height="3.507cm"/>
      <style:paragraph-properties style:writing-mode="lr-tb"/>
    </style:style>
    <style:style style:name="P1" style:family="paragraph">
      <style:paragraph-properties style:writing-mode="lr-tb"/>
      <style:text-properties fo:font-size="36pt" style:font-size-asian="36pt" style:font-size-complex="36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paragraph-properties style:writing-mode="lr-tb"/>
      <style:text-properties fo:font-size="20pt" style:font-size-asian="20pt" style:font-size-complex="20pt"/>
    </style:style>
    <style:style style:name="P5" style:family="paragraph">
      <style:paragraph-properties style:writing-mode="lr-tb"/>
      <style:text-properties fo:font-size="14pt" style:font-size-asian="14pt" style:font-size-complex="14pt"/>
    </style:style>
    <style:style style:name="P6" style:family="paragraph">
      <style:paragraph-properties style:writing-mode="lr-tb"/>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style:font-name="FreeSans" fo:font-size="14pt" style:font-size-asian="14pt" style:font-size-complex="1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style:text-position="33% 58%" fo:font-size="32pt" style:font-size-asian="32pt" style:font-size-complex="32pt"/>
    </style:style>
    <style:style style:name="T7"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615cm" svg:x="2.2cm" svg:y="11.093cm" presentation:class="title" presentation:user-transformed="true">
          <draw:text-box>
            <text:p><text:span text:style-name="T1">Using unittest framework to get you up and running in C</text:span></text:p>
          </draw:text-box>
        </draw:frame>
        <draw:frame presentation:style-name="pr2" draw:text-style-name="P2" draw:layer="layout" svg:width="23.8cm" svg:height="2.729cm" svg:x="2.2cm" svg:y="16.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presentation:user-transformed="true">
          <draw:text-box>
            <text:p>Goal</text:p>
          </draw:text-box>
        </draw:frame>
        <draw:frame presentation:style-name="pr5" draw:text-style-name="P4" draw:layer="layout" svg:width="24cm" svg:height="12.18cm" svg:x="2cm" svg:y="6cm" presentation:class="outline" presentation:user-transformed="true">
          <draw:text-box>
            <text:list text:style-name="L3">
              <text:list-item>
                <text:p><text:span text:style-name="T2">Testing of C language programs and functions is often a manual process requiring creation of "Test Programs" that need to be written and maintained separately from your application. Most non-trivial code also involves dependencies on multiple modules and testing will often require creation of stubs or mocks for these dependencies when testing. In firmware or other cross compiled code there is also the perceived need to test on the target system even if development is being done on a general purpose computer. This presentation is not about the benefits of unit testing but rather how you can leverage a tool, that indeed facilitates unit testing, to help in your general C language projects.</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3" draw:layer="layout" svg:width="24.599cm" svg:height="3.507cm" svg:x="2cm" svg:y="0.836cm" presentation:class="title">
          <draw:text-box>
            <text:p>First Example</text:p>
          </draw:text-box>
        </draw:frame>
        <draw:frame presentation:style-name="pr5" draw:text-style-name="P5" draw:layer="layout" svg:width="24cm" svg:height="12.18cm" svg:x="2cm" svg:y="6cm" presentation:class="outline">
          <draw:text-box>
            <text:list text:style-name="L3">
              <text:list-header>
                <text:p><text:span text:style-name="T3">~/dev/ceedling_talk$ ceedling</text:span><text:span text:style-name="T3"><text:line-break/></text:span><text:span text:style-name="T3">Welcome to Ceedling!</text:span><text:span text:style-name="T3"><text:line-break/></text:span><text:span text:style-name="T3">Commands:</text:span><text:span text:style-name="T3"><text:line-break/></text:span><text:span text:style-name="T3"> <text:s/>ceedling example PROJ_NAME [DEST] <text:s/># new specified example project (in DEST, if specified)</text:span><text:span text:style-name="T3"><text:line-break/></text:span><text:span text:style-name="T3"> <text:s/>ceedling examples <text:s text:c="17"/># list available example projects</text:span><text:span text:style-name="T3"><text:line-break/></text:span><text:span text:style-name="T3"> <text:s/>ceedling help [COMMAND] <text:s text:c="11"/># Describe available commands or one specific command</text:span><text:span text:style-name="T3"><text:line-break/></text:span><text:span text:style-name="T3"> <text:s/>ceedling new PROJECT_NAME <text:s text:c="9"/># create a new ceedling project</text:span><text:span text:style-name="T3"><text:line-break/></text:span><text:span text:style-name="T3"> <text:s/>ceedling upgrade PROJECT_NAME <text:s text:c="5"/># upgrade ceedling for a project (not req'd if gem used)</text:span><text:span text:style-name="T3"><text:line-break/></text:span><text:span text:style-name="T3"> <text:s/>ceedling version <text:s text:c="18"/># return the version of the tools installed</text:span></text:p>
                <text:p><text:span text:style-name="T3">~/dev/ceedling_talk$ ceedling version</text:span><text:span text:style-name="T3"><text:line-break/></text:span><text:span text:style-name="T3">Welcome to Ceedling!</text:span><text:span text:style-name="T3"><text:line-break/></text:span><text:span text:style-name="T3"> <text:s text:c="3"/>Ceedling:: 0.29.1</text:span><text:span text:style-name="T3"><text:line-break/></text:span><text:span text:style-name="T3"> <text:s text:c="6"/>CMock:: 2.5.1</text:span><text:span text:style-name="T3"><text:line-break/></text:span><text:span text:style-name="T3"> <text:s text:c="6"/>Unity:: 2.5.0</text:span><text:span text:style-name="T3"><text:line-break/></text:span><text:span text:style-name="T3"> <text:s/>CException:: 1.3.2</text:span><text:span text:style-name="T3"><text:line-break/></text:span><text:span text:style-name="T3"/></text:p>
                <text:p><text:span text:style-name="T4"/></text:p>
              </text:list-header>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8" draw:text-style-name="P3" draw:layer="layout" svg:width="24.599cm" svg:height="3.507cm" svg:x="2cm" svg:y="0.836cm" presentation:class="title">
          <draw:text-box>
            <text:p>Retrofit Existing Project</text:p>
          </draw:text-box>
        </draw:frame>
        <draw:frame presentation:style-name="pr5" draw:text-style-name="P3" draw:layer="layout" svg:width="24cm" svg:height="12.18cm" svg:x="2cm" svg:y="6cm" presentation:class="outline" presentation:user-transformed="true">
          <draw:text-box>
            <text:list text:style-name="L3">
              <text:list-item>
                <text:p>Setting paths in project.yml</text:p>
                <text:list>
                  <text:list-item>
                    <text:p>Single folders or recursive</text:p>
                  </text:list-item>
                </text:list>
              </text:list-item>
              <text:list-item>
                <text:p>Mutliple project.yml files</text:p>
                <text:list>
                  <text:list-item>
                    <text:p>Seperate sub project folder</text:p>
                  </text:list-item>
                  <text:list-item>
                    <text:p>Use a defines.h</text:p>
                    <text:list>
                      <text:list-item>
                        <text:p>Configure your mocks</text:p>
                      </text:list-item>
                    </text:list>
                  </text:list-item>
                  <text:list-item>
                    <text:p>Use compile time switches in yml file</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8" draw:text-style-name="P3" draw:layer="layout" svg:width="24.599cm" svg:height="3.507cm" svg:x="2cm" svg:y="0.836cm" presentation:class="title">
          <draw:text-box>
            <text:p>Other Considerations</text:p>
          </draw:text-box>
        </draw:frame>
        <draw:frame presentation:style-name="pr5" draw:text-style-name="P3" draw:layer="layout" svg:width="24cm" svg:height="12.18cm" svg:x="2cm" svg:y="6cm" presentation:class="outline">
          <draw:text-box>
            <text:list text:style-name="L3">
              <text:list-item>
                <text:p>Testing pointers</text:p>
                <text:list>
                  <text:list-item>
                    <text:p>Default tries to compare referenced object</text:p>
                    <text:list>
                      <text:list-item>
                        <text:p>This breaks forward reference</text:p>
                      </text:list-item>
                      <text:list-item>
                        <text:p>Fix in yml file</text:p>
                      </text:list-item>
                    </text:list>
                  </text:list-item>
                </text:list>
              </text:list-item>
              <text:list-item>
                <text:p/>
                <text:list>
                  <text:list-item>
                    <text:list>
                      <text:list-header>
                        <text:p/>
                      </text:list-header>
                    </text:list>
                  </text:list-item>
                </text:list>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8" draw:text-style-name="P6" draw:layer="layout" svg:width="24.599cm" svg:height="3.507cm" svg:x="2cm" svg:y="0.836cm" presentation:class="title" presentation:user-transformed="true">
          <draw:text-box>
            <text:p><text:span text:style-name="T5">Compound Literals</text:span><text:span text:style-name="T6">*</text:span><text:span text:style-name="T5"> are your friend</text:span></text:p>
          </draw:text-box>
        </draw:frame>
        <draw:frame presentation:style-name="pr5" draw:text-style-name="P3" draw:layer="layout" svg:width="24cm" svg:height="12.18cm" svg:x="2cm" svg:y="6cm" presentation:class="outline" presentation:user-transformed="true">
          <draw:text-box>
            <text:list text:style-name="L3">
              <text:list-item>
                <text:p>Very useful in Setup for clarity</text:p>
              </text:list-item>
              <text:list-item>
                <text:p>Don’t be afraid of structures by value <text:s/></text:p>
                <text:list>
                  <text:list-item>
                    <text:p>Very useful in multi thread cases</text:p>
                  </text:list-item>
                </text:list>
              </text:list-item>
              <text:list-item>
                <text:p>Minor penalty in size </text:p>
                <text:p><text:a xlink:href="https://godbolt.org/z/Gba3M1ccW" xlink:type="simple">https://godbolt.org/z/Gba3M1ccW</text:a></text:p>
                <text:p/>
                <text:p/>
                <text:p><text:span text:style-name="T7"/></text:p>
                <text:p><text:span text:style-name="T7">* https://gcc.gnu.org/onlinedocs/gcc-4.3.2/gcc/Compound-Literals.html</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mily-generic="roman" style:font-pitch="variable"/>
    <style:font-face style:name="Noto Sans3" svg:font-family="'Noto Sans'" style:font-family-generic="roman" style:font-pitch="variable"/>
    <style:font-face style:name="Noto Sans" svg:font-family="'Noto Sans'" style:font-adornments="Normal" style:font-family-generic="roman" style:font-pitch="variable"/>
    <style:font-face style:name="FreeSans" svg:font-family="FreeSans" style:font-family-generic="swiss" style:font-pitch="variable"/>
    <style:font-face style:name="Noto Sans2" svg:font-family="'Noto Sans'" style:font-family-generic="swiss" style:font-pitch="variable"/>
    <style:font-face style:name="Noto Sans1" svg:font-family="'Noto Sans'" style:font-adornments="Norm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1"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2"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2"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2"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2"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2"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1"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1"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2"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2"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4"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6</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6</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7T13:45:50.557599304</meta:creation-date>
    <meta:editing-duration>PT28M45S</meta:editing-duration>
    <meta:editing-cycles>6</meta:editing-cycles>
    <meta:generator>LibreOffice/6.4.7.2$Linux_X86_64 LibreOffice_project/40$Build-2</meta:generator>
    <dc:title>Impress</dc:title>
    <dc:date>2021-10-08T13:01:54.990235784</dc:date>
    <meta:document-statistic meta:object-count="58"/>
  </office:meta>
</office:document-meta>
</file>